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ffe1"/>
    </style:style>
    <style:style style:name="T1" style:family="text">
      <style:text-properties officeooo:rsid="001effe1"/>
    </style:style>
    <style:style style:name="T2" style:family="text">
      <style:text-properties officeooo:rsid="002011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k </text:span><text:span text:style-name="T2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3:26:39.355609536</meta:creation-date>
    <dc:date>2020-07-21T23:28:53.064163845</dc:date>
    <meta:editing-duration>PT2M14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" meta:word-count="2" meta:character-count="5" meta:non-whitespace-character-count="4"/>
  </office:meta>
</office:document-meta>
</file>